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times new roman" svg:font-family="'times new roman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d38" officeooo:paragraph-rsid="00128d38"/>
    </style:style>
    <style:style style:name="P2" style:family="paragraph" style:parent-style-name="Standard">
      <style:text-properties fo:font-variant="normal" fo:text-transform="none" fo:color="#222222" style:font-name="Helvetica Neue" fo:font-size="10.5pt" fo:letter-spacing="normal" fo:font-style="normal" fo:font-weight="bold" officeooo:rsid="00128d38" officeooo:paragraph-rsid="00128d38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  <style:style style:name="P6" style:family="paragraph" style:parent-style-name="Preformatted_20_Text">
      <style:paragraph-properties fo:margin-top="0cm" fo:margin-bottom="0cm" loext:contextual-spacing="false" style:line-height-at-least="0.556cm" fo:widows="1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  <style:style style:name="P7" style:family="paragraph" style:parent-style-name="Standard">
      <style:text-properties officeooo:rsid="00128d38" officeooo:paragraph-rsid="00128d38"/>
    </style:style>
    <style:style style:name="P8" style:family="paragraph" style:parent-style-name="Standard">
      <style:text-properties officeooo:rsid="0013f24a" officeooo:paragraph-rsid="0013f24a"/>
    </style:style>
    <style:style style:name="P9" style:family="paragraph" style:parent-style-name="Standard">
      <style:text-properties fo:font-variant="normal" fo:text-transform="none" fo:color="#222222" style:font-name="Helvetica Neue" fo:font-size="10.5pt" fo:letter-spacing="normal" fo:font-style="normal" fo:font-weight="bold" officeooo:rsid="0013f24a" officeooo:paragraph-rsid="0013f24a" loext:padding="0cm" loext:border="none"/>
    </style:style>
    <style:style style:name="P10" style:family="paragraph" style:parent-style-name="Standard">
      <style:text-properties officeooo:paragraph-rsid="0013f24a"/>
    </style:style>
    <style:style style:name="P11" style:family="paragraph" style:parent-style-name="Standard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  <style:style style:name="T1" style:family="text">
      <style:text-properties officeooo:rsid="0013f24a"/>
    </style:style>
    <style:style style:name="T2" style:family="text">
      <style:text-properties fo:font-variant="normal" fo:text-transform="none" fo:color="#222222" style:font-name="times new roman" fo:font-size="12.75pt" fo:letter-spacing="normal" fo:font-style="italic" fo:font-weight="normal"/>
    </style:style>
    <style:style style:name="T3" style:family="text">
      <style:text-properties fo:font-variant="normal" fo:text-transform="none" fo:color="#222222" style:font-name="times new roman" fo:font-size="12.75pt" fo:letter-spacing="normal" fo:font-style="italic" fo:font-weight="normal" officeooo:rsid="0013f24a"/>
    </style:style>
    <style:style style:name="T4" style:family="text">
      <style:text-properties fo:font-variant="normal" fo:text-transform="none" fo:color="#222222" style:font-name="times new roman" fo:font-size="12.75pt" fo:letter-spacing="normal" fo:font-style="normal" fo:font-weight="normal" officeooo:rsid="0013f24a"/>
    </style:style>
    <style:style style:name="T5" style:family="text">
      <style:text-properties fo:font-variant="normal" fo:text-transform="none" fo:color="#222222" style:font-name="times new roman" fo:font-size="9.75pt" fo:letter-spacing="normal" fo:font-style="italic" fo:font-weight="normal"/>
    </style:style>
    <style:style style:name="T6" style:family="text">
      <style:text-properties fo:font-variant="normal" fo:text-transform="none" fo:color="#222222" style:font-name="times new roman" fo:font-size="9.75pt" fo:letter-spacing="normal" fo:font-style="italic" fo:font-weight="normal" officeooo:rsid="0013f24a"/>
    </style:style>
    <style:style style:name="T7" style:family="text">
      <style:text-properties fo:font-variant="normal" fo:text-transform="none" fo:color="#222222" style:font-name="times new roman" fo:font-size="9.75pt" fo:letter-spacing="normal" fo:font-style="normal" fo:font-weight="normal" officeooo:rsid="0013f24a"/>
    </style:style>
    <style:style style:name="T8" style:family="text">
      <style:text-properties fo:font-variant="normal" fo:text-transform="none" fo:color="#222222" style:font-name="Helvetica Neue" fo:font-size="10.5pt" fo:letter-spacing="normal" fo:font-style="normal" fo:font-weight="normal" officeooo:rsid="0013f2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1(570C)</text:p>
      <text:p text:style-name="P2">Examples</text:p>
      <text:p text:style-name="P3">input</text:p>
      <text:p text:style-name="P5">10 3</text:p>
      <text:p text:style-name="P6">.b..bz....</text:p>
      <text:p text:style-name="P6">1 h</text:p>
      <text:p text:style-name="P6">3 c</text:p>
      <text:p text:style-name="P6">9 f</text:p>
      <text:p text:style-name="P4">output</text:p>
      <text:p text:style-name="P5">4</text:p>
      <text:p text:style-name="P6">3</text:p>
      <text:p text:style-name="P6">1</text:p>
      <text:p text:style-name="P4">input</text:p>
      <text:p text:style-name="P5">4 4</text:p>
      <text:p text:style-name="P6">.cc.</text:p>
      <text:p text:style-name="P6">2 .</text:p>
      <text:p text:style-name="P6">3 .</text:p>
      <text:p text:style-name="P6">2 a</text:p>
      <text:p text:style-name="P6">1 a</text:p>
      <text:p text:style-name="P4">output</text:p>
      <text:p text:style-name="P5">1</text:p>
      <text:p text:style-name="P6">3</text:p>
      <text:p text:style-name="P6">1</text:p>
      <text:p text:style-name="P6">1</text:p>
      <text:p text:style-name="P1"/>
      <text:p text:style-name="P1">给定字符串长度n，和测试数目m，后面一行是一个长为n的字符串，</text:p>
      <text:p text:style-name="P1">后面m行是m个测试，即把第xi 个字符变成ci</text:p>
      <text:p text:style-name="P1">假设一次操作可以把“..”变成“.”，问需要的操作次数。 </text:p>
      <text:p text:style-name="P1"/>
      <text:p text:style-name="P1">code(python3):</text:p>
      <text:p text:style-name="P1">import sys</text:p>
      <text:p text:style-name="P1"/>
      <text:p text:style-name="P1">n, m = map(int, sys.stdin.readline().split())</text:p>
      <text:p text:style-name="P1">s = input()</text:p>
      <text:p text:style-name="P1"/>
      <text:p text:style-name="P1">left = 0</text:p>
      <text:p text:style-name="P1">right = 0</text:p>
      <text:p text:style-name="P1">ans = 0</text:p>
      <text:p text:style-name="P1">while True:</text:p>
      <text:p text:style-name="P1"><text:s text:c="4"/>left = s.find('.', right)</text:p>
      <text:p text:style-name="P1"><text:s text:c="4"/>if left &lt; 0:</text:p>
      <text:p text:style-name="P1"><text:s text:c="8"/>break</text:p>
      <text:p text:style-name="P1"/>
      <text:p text:style-name="P1"><text:s text:c="4"/>right = left+1</text:p>
      <text:p text:style-name="P1"><text:s text:c="4"/>while right &lt; n and s[right] == '.':</text:p>
      <text:p text:style-name="P1"><text:s text:c="8"/>right += 1</text:p>
      <text:p text:style-name="P1"/>
      <text:p text:style-name="P1"><text:s text:c="4"/>if right - left &gt; 1:</text:p>
      <text:p text:style-name="P1"><text:soft-page-break/><text:s text:c="8"/>ans += right-left-1</text:p>
      <text:p text:style-name="P1"/>
      <text:p text:style-name="P1">l = list(s)</text:p>
      <text:p text:style-name="P1">ans_list = []</text:p>
      <text:p text:style-name="P1">for i in range(m):</text:p>
      <text:p text:style-name="P1"><text:s text:c="4"/>query = list(sys.stdin.readline().split())</text:p>
      <text:p text:style-name="P1"><text:s text:c="4"/>xi = int(query[0]) - 1</text:p>
      <text:p text:style-name="P1"><text:s text:c="4"/>ci = query[1]</text:p>
      <text:p text:style-name="P1"><text:s text:c="4"/>if (ci == '.' and l[xi] == '.') or (ci != '.' and l[xi] != '.'):</text:p>
      <text:p text:style-name="P1"><text:s text:c="8"/>pass</text:p>
      <text:p text:style-name="P1"><text:s text:c="4"/>elif ci == '.' and l[xi] != '.':</text:p>
      <text:p text:style-name="P1"><text:s text:c="8"/>if xi &gt; 0 and l[xi-1] == '.':</text:p>
      <text:p text:style-name="P1"><text:s text:c="12"/>ans += 1</text:p>
      <text:p text:style-name="P1"><text:s text:c="8"/>if xi &lt; n-1 and l[xi+1] == '.':</text:p>
      <text:p text:style-name="P1"><text:s text:c="12"/>ans += 1</text:p>
      <text:p text:style-name="P1"><text:s text:c="4"/>elif ci != '.' and l[xi] == '.':</text:p>
      <text:p text:style-name="P1"><text:s text:c="8"/>if xi &gt; 0 and l[xi-1] == '.':</text:p>
      <text:p text:style-name="P1"><text:s text:c="12"/>ans -= 1</text:p>
      <text:p text:style-name="P1"><text:s text:c="8"/>if xi &lt; n-1 and l[xi+1] == '.':</text:p>
      <text:p text:style-name="P1"><text:s text:c="12"/>ans -= 1</text:p>
      <text:p text:style-name="P1"/>
      <text:p text:style-name="P1"><text:s text:c="4"/>ans_list.append(ans)</text:p>
      <text:p text:style-name="P1"><text:s text:c="4"/>l[xi] = ci</text:p>
      <text:p text:style-name="P1"/>
      <text:p text:style-name="P1">print('\n'.join(map(str, ans_list)))</text:p>
      <text:p text:style-name="P1"/>
      <text:p text:style-name="P8">T2(285A)</text:p>
      <text:p text:style-name="P9">Examples</text:p>
      <text:p text:style-name="P3">input</text:p>
      <text:p text:style-name="P5">5 2</text:p>
      <text:p text:style-name="P4">output</text:p>
      <text:p text:style-name="P5">1 5 2 4 3</text:p>
      <text:p text:style-name="P4">input</text:p>
      <text:p text:style-name="P5">3 0</text:p>
      <text:p text:style-name="P4">output</text:p>
      <text:p text:style-name="P5">1 2 3</text:p>
      <text:p text:style-name="P4">input</text:p>
      <text:p text:style-name="P5">3 2</text:p>
      <text:p text:style-name="P4">output</text:p>
      <text:p text:style-name="P5">3 2 1</text:p>
      <text:p text:style-name="P8"/>
      <text:p text:style-name="P10"><text:span text:style-name="T1">一个序列</text:span><text:span text:style-name="T2">p</text:span><text:span text:style-name="T5">1</text:span><text:span text:style-name="T2">,  p</text:span><text:span text:style-name="T5">2</text:span><text:span text:style-name="T2">,  ...,  p</text:span><text:span text:style-name="T5">n</text:span><text:span text:style-name="T6">，有n个不同的数，每个数不超过n，</text:span></text:p>
      <text:p text:style-name="P10"><text:span text:style-name="T6">降序系数是指 </text:span><text:span text:style-name="T3">i</text:span><text:span text:style-name="T4"> (1 ≤ </text:span><text:span text:style-name="T3">i</text:span><text:span text:style-name="T4"> &lt; </text:span><text:span text:style-name="T3">n</text:span><text:span text:style-name="T4">)</text:span><text:span text:style-name="T8">, 满足 </text:span><text:span text:style-name="T3">p</text:span><text:span text:style-name="T6">i</text:span><text:span text:style-name="T4"> &gt; </text:span><text:span text:style-name="T3">p</text:span><text:span text:style-name="T6">i</text:span><text:span text:style-name="T7"> + 1</text:span></text:p>
      <text:p text:style-name="P8">输入n，k，n表示序列长度，k表示降序系数</text:p>
      <text:p text:style-name="P8">输入满足要求的序列。</text:p>
      <text:p text:style-name="P8"/>
      <text:p text:style-name="P8">package main</text:p>
      <text:p text:style-name="P8"/>
      <text:p text:style-name="P8"><text:soft-page-break/>import (</text:p>
      <text:p text:style-name="P8"><text:tab/>"bytes"</text:p>
      <text:p text:style-name="P8"><text:tab/>"fmt"</text:p>
      <text:p text:style-name="P8"><text:tab/>"strconv"</text:p>
      <text:p text:style-name="P8">)</text:p>
      <text:p text:style-name="P8"/>
      <text:p text:style-name="P8">func main() {</text:p>
      <text:p text:style-name="P8"><text:tab/>var n, k int</text:p>
      <text:p text:style-name="P8"><text:tab/>fmt.Scan(&amp;n, &amp;k)</text:p>
      <text:p text:style-name="P8"/>
      <text:p text:style-name="P8"><text:tab/>var buffer bytes.Buffer</text:p>
      <text:p text:style-name="P8"><text:tab/>for i := 0; i &lt; k; i++ {</text:p>
      <text:p text:style-name="P8"><text:tab/><text:tab/>buffer.WriteString(strconv.Itoa(n-i) + " ")</text:p>
      <text:p text:style-name="P8"><text:tab/>}</text:p>
      <text:p text:style-name="P8"><text:tab/>for i := 0; i &lt; n-k; i++ {</text:p>
      <text:p text:style-name="P8"><text:tab/><text:tab/>buffer.WriteString(strconv.Itoa(i+1) + " ")</text:p>
      <text:p text:style-name="P8"><text:tab/>}</text:p>
      <text:p text:style-name="P8"/>
      <text:p text:style-name="P8"><text:tab/>fmt.Println(buffer.String())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times new roman" svg:font-family="'times new roman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3:33:12.178894195</meta:creation-date>
    <dc:date>2016-09-02T22:57:12.330575209</dc:date>
    <meta:editing-duration>PT7M4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100" meta:word-count="415" meta:character-count="1530" meta:non-whitespace-character-count="1158"/>
  </office:meta>
</office:document-meta>
</file>